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harmaa2-subtitle" style:list-style-name="L3">
      <style:graphic-properties draw:fill-color="#ffffff" draw:auto-grow-height="true" fo:min-height="13.8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>
      <style:graphic-properties fo:min-height="13.609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1.2cm" fo:margin-right="0cm" fo:text-align="end" fo:text-indent="-0.6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ł Nowikowski - Continuous Integration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ouchDB ...</text:span></text:p>
            <text:p text:style-name="P1"><text:span text:style-name="T2">Michał Nowikowski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ntinuous Integration</text:p>
              </text:list-item>
              <text:list-item>
                <text:p text:style-name="P4"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nk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uchApp<text:line-break/>http://github.com/couchapp/couchapp</text:p>
              </text:list-item>
              <text:list-item>
                <text:p text:style-name="P4">CouchDB internals<text:line-break/>http://horicky.blogspot.com/2008/10/couchdb-implementation.html</text:p>
              </text:list-item>
              <text:list-item>
                <text:p text:style-name="P4">CouchDB wiki<text:line-break/>http://wiki.apache.org/couchdb</text:p>
              </text:list-item>
              <text:list-item>
                <text:p text:style-name="P4">CouchDB book<text:line-break/>http://books.couchdb.org/relax/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al-life usag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sktopCouch / Ubuntu One<text:line-break/>https://launchpad.net/desktopcouch<text:line-break/>http://www.freedesktop.org/wiki/Specifications/desktopcouch</text:p>
              </text:list-item>
              <text:list-item>
                <text:p>Mozilla ...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draw:textarea-horizontal-align="left"/>
      <style:paragraph-properties fo:margin-left="0cm" fo:margin-right="0cm" fo:margin-top="0cm" fo:margin-bottom="0.4cm" fo:text-indent="0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023cm" svg:height="0.5cm" svg:x="0.477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3.5cm" svg:height="0.5cm" svg:x="5cm" svg:y="20.5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4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4-06T18:06:19</meta:creation-date>
    <dc:date>2010-01-07T00:11:15</dc:date>
    <dc:language>fi-FI</dc:language>
    <meta:editing-cycles>15</meta:editing-cycles>
    <meta:editing-duration>P1DT20H2M33S</meta:editing-duration>
    <dc:creator>Michal Nowikowski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4-06T18:05:52"/>
  </office:meta>
</office:document-meta>
</file>